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Base Clock</text:p>
          </table:table-cell>
          <table:table-cell office:value-type="float" office:value="25175000" calcext:value-type="float">
            <text:p>25175000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BPS</text:p>
          </table:table-cell>
          <table:table-cell table:style-name="ce2" office:value-type="string" calcext:value-type="string">
            <text:p>Divisor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NT([.B$1]/[.A4]/16)" office:value-type="float" office:value="5244" calcext:value-type="float">
            <text:p>524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NT([.B$1]/[.A5]/16)" office:value-type="float" office:value="2622" calcext:value-type="float">
            <text:p>26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INT([.B$1]/[.A6]/16)"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INT([.B$1]/[.A7]/16)"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INT([.B$1]/[.A8]/16)"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INT([.B$1]/[.A9]/16)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INT([.B$1]/[.A10]/16)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table:formula="of:=INT([.B$1]/[.A11]/16)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INT([.B$1]/[.A12]/16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table:formula="of:=INT([.B$1]/[.A13]/16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table:formula="of:=INT([.B$1]/[.A14]/16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table:formula="of:=INT([.B$1]/[.A15]/16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table:formula="of:=INT([.B$1]/[.A16]/16)"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eter Weingartner</meta:initial-creator>
    <meta:creation-date>2022-11-13T15:44:45.549000000</meta:creation-date>
    <dc:date>2022-11-13T15:49:45.267000000</dc:date>
    <dc:creator>Peter Weingartner</dc:creator>
    <meta:editing-duration>PT5M</meta:editing-duration>
    <meta:editing-cycles>1</meta:editing-cycles>
    <meta:document-statistic meta:table-count="1" meta:cell-count="30" meta:object-count="0"/>
    <meta:generator>LibreOffice/7.2.2.2$Windows_X86_64 LibreOffice_project/02b2acce88a210515b4a5bb2e46cbfb63fe97d56</meta:generator>
  </office:meta>
</office:document-meta>
</file>